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79cm"/>
    </style:style>
    <style:style style:name="co4" style:family="table-column">
      <style:table-column-properties fo:break-before="auto" style:column-width="4.941cm"/>
    </style:style>
    <style:style style:name="co5" style:family="table-column">
      <style:table-column-properties fo:break-before="auto" style:column-width="5.408cm"/>
    </style:style>
    <style:style style:name="co6" style:family="table-column">
      <style:table-column-properties fo:break-before="auto" style:column-width="4.572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563cm" fo:break-before="auto" style:use-optimal-row-height="false"/>
    </style:style>
    <style:style style:name="ro3" style:family="table-row">
      <style:table-row-properties style:row-height="0.732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751cm" fo:break-before="auto" style:use-optimal-row-height="false"/>
    </style:style>
    <style:style style:name="ro6" style:family="table-row">
      <style:table-row-properties style:row-height="0.676cm" fo:break-before="auto" style:use-optimal-row-height="false"/>
    </style:style>
    <style:style style:name="ro7" style:family="table-row">
      <style:table-row-properties style:row-height="0.695cm" fo:break-before="auto" style:use-optimal-row-height="false"/>
    </style:style>
    <style:style style:name="ro8" style:family="table-row">
      <style:table-row-properties style:row-height="0.639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601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714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489cm" fo:break-before="auto" style:use-optimal-row-height="false"/>
    </style:style>
    <style:style style:name="ro15" style:family="table-row">
      <style:table-row-properties style:row-height="0.5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Andry - Tâche</text:p>
          </table:table-cell>
          <table:table-cell table:style-name="ce1" office:value-type="string" calcext:value-type="string">
            <text:p>Temps estimé Andry (min)</text:p>
          </table:table-cell>
          <table:table-cell table:style-name="ce1" office:value-type="string" calcext:value-type="string">
            <text:p>Miantsa - Tâche</text:p>
          </table:table-cell>
          <table:table-cell table:style-name="ce1" office:value-type="string" calcext:value-type="string">
            <text:p>Temps estimé Miantsa (min)</text:p>
          </table:table-cell>
          <table:table-cell table:style-name="ce1" office:value-type="string" calcext:value-type="string">
            <text:p>Estelle - Tâche</text:p>
          </table:table-cell>
          <table:table-cell table:style-name="ce1" office:value-type="string" calcext:value-type="string">
            <text:p>Temps estimé Estelle (min)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Connexion BDD (db.php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réation structure dossiers proje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réation routes principal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itialisation</text:p>
          </table:table-cell>
        </table:table-row>
        <table:table-row table:style-name="ro3">
          <table:table-cell office:value-type="string" calcext:value-type="string">
            <text:p>Création modèles Region &amp; Vil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ge regions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Region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 principal</text:p>
          </table:table-cell>
        </table:table-row>
        <table:table-row table:style-name="ro4">
          <table:table-cell office:value-type="string" calcext:value-type="string">
            <text:p>Fonction addRegion(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ormulaire ajout régi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ute POST addRegi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5">
          <table:table-cell office:value-type="string" calcext:value-type="string">
            <text:p>Fonction getAllRegions(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ffichage liste régio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éthode indexRegion(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6">
          <table:table-cell office:value-type="string" calcext:value-type="string">
            <text:p>Fonction addVille(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ge villes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Ville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 principal</text:p>
          </table:table-cell>
        </table:table-row>
        <table:table-row table:style-name="ro7">
          <table:table-cell office:value-type="string" calcext:value-type="string">
            <text:p>Fonction getAllVilles() (jointure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ffichage villes + rég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ute GET vill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8">
          <table:table-cell office:value-type="string" calcext:value-type="string">
            <text:p>Modèle Categor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ge categories.ph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ntroller Categorie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uvelle fonctionnalité</text:p>
          </table:table-cell>
        </table:table-row>
        <table:table-row table:style-name="ro4">
          <table:table-cell office:value-type="string" calcext:value-type="string">
            <text:p>Fonction addCategorie(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terface ajout catégor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ute POST categor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9">
          <table:table-cell office:value-type="string" calcext:value-type="string">
            <text:p>Modèle Produi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ge produits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Produit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 principal</text:p>
          </table:table-cell>
        </table:table-row>
        <table:table-row table:style-name="ro4">
          <table:table-cell office:value-type="string" calcext:value-type="string">
            <text:p>Fonction addProduit(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ormulaire ajout produi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ute POST produi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10">
          <table:table-cell office:value-type="string" calcext:value-type="string">
            <text:p>Fonction getAllProduits(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ffichage produits + prix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éthode indexProduit(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11">
          <table:table-cell office:value-type="string" calcext:value-type="string">
            <text:p>Modèle Besoi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ge besoins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Besoin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onction clé</text:p>
          </table:table-cell>
        </table:table-row>
        <table:table-row table:style-name="ro2">
          <table:table-cell office:value-type="string" calcext:value-type="string">
            <text:p>Fonction addBesoin(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terface formulaire besoi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ute POST besoi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11">
          <table:table-cell office:value-type="string" calcext:value-type="string">
            <text:p>Fonction calculMontantBesoin(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ffichage besoins par vil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éthode indexBesoin(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2">
          <table:table-cell office:value-type="string" calcext:value-type="string">
            <text:p>Gestion état initial "En attente"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se en forme tableau besoi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alidation données besoi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abilisation</text:p>
          </table:table-cell>
        </table:table-row>
        <table:table-row table:style-name="ro3">
          <table:table-cell office:value-type="string" calcext:value-type="string">
            <text:p>Modèle D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ge dons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Don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onction clé</text:p>
          </table:table-cell>
        </table:table-row>
        <table:table-row table:style-name="ro4">
          <table:table-cell office:value-type="string" calcext:value-type="string">
            <text:p>Fonction addDon(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terface formulaire d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ute POST d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4">
          <table:table-cell office:value-type="string" calcext:value-type="string">
            <text:p>Fonction getAllDons(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ffichage liste do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éthode indexDon(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7">
          <table:table-cell office:value-type="string" calcext:value-type="string">
            <text:p>Logique simulerDispatch()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ge simulation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Simulation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onction critique</text:p>
          </table:table-cell>
        </table:table-row>
        <table:table-row table:style-name="ro1">
          <table:table-cell office:value-type="string" calcext:value-type="string">
            <text:p>Algorithme attribution do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outon "Lancer simulation"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ute GET simulati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8">
          <table:table-cell office:value-type="string" calcext:value-type="string">
            <text:p>Mise à jour état besoi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fichage résultats simula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éthode executeSimulation(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bilisation</text:p>
          </table:table-cell>
        </table:table-row>
        <table:table-row table:style-name="ro3">
          <table:table-cell office:value-type="string" calcext:value-type="string">
            <text:p>Fonction statistiquesParVille(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ge dashboard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Dashboard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uvelle fonctionnalité</text:p>
          </table:table-cell>
        </table:table-row>
        <table:table-row table:style-name="ro4">
          <table:table-cell office:value-type="string" calcext:value-type="string">
            <text:p>Calcul total besoins/do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ableau récapitulati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ute GET dashboar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12">
          <table:table-cell office:value-type="string" calcext:value-type="string">
            <text:p>Optimisation requêtes SQ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sponsive comple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écurisation paramètr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écurité</text:p>
          </table:table-cell>
        </table:table-row>
        <table:table-row table:style-name="ro13">
          <table:table-cell office:value-type="string" calcext:value-type="string">
            <text:p>SOMMEI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OMMEI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OMMEI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pos</text:p>
          </table:table-cell>
        </table:table-row>
        <table:table-row table:style-name="ro11">
          <table:table-cell office:value-type="string" calcext:value-type="string">
            <text:p>Correction logique Mode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justement U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rrection Controller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justements</text:p>
          </table:table-cell>
        </table:table-row>
        <table:table-row table:style-name="ro8">
          <table:table-cell office:value-type="string" calcext:value-type="string">
            <text:p>Test requêtes SQ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st affichage glob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st routes glob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st global</text:p>
          </table:table-cell>
        </table:table-row>
        <table:table-row table:style-name="ro11">
          <table:table-cell office:value-type="string" calcext:value-type="string">
            <text:p>Correction bugs SQ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rrection CS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rrection valida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bilisation</text:p>
          </table:table-cell>
        </table:table-row>
        <table:table-row table:style-name="ro14">
          <table:table-cell office:value-type="string" calcext:value-type="string">
            <text:p>Refactor Mode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ttoyage templa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factor Controlle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ptimisation</text:p>
          </table:table-cell>
        </table:table-row>
        <table:table-row table:style-name="ro7">
          <table:table-cell office:value-type="string" calcext:value-type="string">
            <text:p>Test cas limites (quantité 0, don insuffisant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st affichage vid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est erreurs rou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sts limites</text:p>
          </table:table-cell>
        </table:table-row>
        <table:table-row table:style-name="ro12">
          <table:table-cell office:value-type="string" calcext:value-type="string">
            <text:p>Merge fin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érification design fin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érification routes final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bilisation</text:p>
          </table:table-cell>
        </table:table-row>
        <table:table-row table:style-name="ro10">
          <table:table-cell office:value-type="string" calcext:value-type="string">
            <text:p>Relecture Mode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lecture U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lecture Controller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ôle qualité</text:p>
          </table:table-cell>
        </table:table-row>
        <table:table-row table:style-name="ro9">
          <table:table-cell office:value-type="string" calcext:value-type="string">
            <text:p>Correction fina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rrection fina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rrection fina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nalisation</text:p>
          </table:table-cell>
        </table:table-row>
        <table:table-row table:style-name="ro10">
          <table:table-cell office:value-type="string" calcext:value-type="string">
            <text:p>Préparation dém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éparation démo visuel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éparation explication techni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ésentation</text:p>
          </table:table-cell>
        </table:table-row>
        <table:table-row table:style-name="ro15">
          <table:table-cell office:value-type="string" calcext:value-type="string">
            <text:p>Backup bas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ckup asse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ckup projet comple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ô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7:11:16.451704226</meta:creation-date>
    <dc:date>2026-02-16T17:16:34.113065890</dc:date>
    <meta:editing-duration>PT5M18S</meta:editing-duration>
    <meta:editing-cycles>1</meta:editing-cycles>
    <meta:document-statistic meta:table-count="1" meta:cell-count="252" meta:object-count="0"/>
    <meta:generator>LibreOffice/24.2.7.2$Linux_X86_64 LibreOffice_project/420$Build-2</meta:generator>
  </office:meta>
</office:document-meta>
</file>